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FC000000BD03E70053B5A1BF16E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127cm, 0.892cm, -0.169cm, 0.633cm)" draw:image-opacity="100%" style:mirror="none"/>
    </style:style>
    <style:style style:name="gr2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3333" fo:font-size="18pt" fo:background-color="transparent" style:font-size-asian="18pt" style:font-size-complex="18pt"/>
    </style:style>
    <style:style style:name="P3" style:family="paragraph">
      <loext:graphic-properties draw:fill="none" draw:fill-color="#ffffff"/>
      <style:text-properties fo:color="#000000" fo:font-size="18pt" fo:background-color="transparent" style:font-size-asian="18pt" style:font-size-complex="18pt"/>
    </style:style>
    <style:style style:name="T1" style:family="text">
      <style:text-properties fo:color="#ff3333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1.081cm" svg:height="13.842cm" draw:transform="rotate (-1.5707963267949) translate (18.398cm 2.779cm)">
          <draw:image xlink:href="Pictures/1000000000000FC000000BD03E70053B5A1BF16E.jpg" xlink:type="simple" xlink:show="embed" xlink:actuate="onLoad">
            <text:p/>
          </draw:image>
        </draw:frame>
        <draw:line draw:style-name="gr2" draw:text-style-name="P1" draw:layer="layout" svg:x1="11.286cm" svg:y1="3.795cm" svg:x2="12.81cm" svg:y2="4.303cm">
          <text:p/>
        </draw:line>
        <draw:frame draw:style-name="gr3" draw:text-style-name="P2" draw:layer="layout" svg:width="3.684cm" svg:height="1.673cm" svg:x="12.81cm" svg:y="3.9cm">
          <draw:text-box>
            <text:p><text:span text:style-name="T1">probe A (B)</text:span></text:p>
          </draw:text-box>
        </draw:frame>
        <draw:line draw:style-name="gr2" draw:text-style-name="P1" draw:layer="layout" svg:x1="11.159cm" svg:y1="7.605cm" svg:x2="12.683cm" svg:y2="8.113cm">
          <text:p/>
        </draw:line>
        <draw:frame draw:style-name="gr3" draw:text-style-name="P3" draw:layer="layout" svg:width="4.191cm" svg:height="1.673cm" svg:x="12.683cm" svg:y="7.859cm">
          <draw:text-box>
            <text:p><text:span text:style-name="T1">CPVC pipe</text:span></text:p>
          </draw:text-box>
        </draw:frame>
        <draw:line draw:style-name="gr2" draw:text-style-name="P1" draw:layer="layout" svg:x1="5.571cm" svg:y1="3.287cm" svg:x2="7.095cm" svg:y2="3.795cm">
          <text:p/>
        </draw:line>
        <draw:frame draw:style-name="gr3" draw:text-style-name="P3" draw:layer="layout" svg:width="2.921cm" svg:height="1.673cm" svg:x="6.968cm" svg:y="3.16cm">
          <draw:text-box>
            <text:p><text:span text:style-name="T1">probe C</text:span></text:p>
          </draw:text-box>
        </draw:frame>
        <draw:line draw:style-name="gr2" draw:text-style-name="P1" draw:layer="layout" svg:x1="13.572cm" svg:y1="18.908cm" svg:x2="11.667cm" svg:y2="20.051cm">
          <text:p/>
        </draw:line>
        <draw:frame draw:style-name="gr4" draw:text-style-name="P3" draw:layer="layout" svg:width="4.191cm" svg:height="2.384cm" svg:x="7.984cm" svg:y="18.81cm">
          <draw:text-box>
            <text:p><text:span text:style-name="T1">Delta T temperature control un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10T17:12:00.463403074</dc:date>
    <meta:editing-duration>PT1H25M57S</meta:editing-duration>
    <meta:editing-cycles>8</meta:editing-cycles>
    <meta:generator>LibreOffice/5.1.6.2$Linux_X86_64 LibreOffice_project/10m0$Build-2</meta:generator>
    <meta:document-statistic meta:object-count="9"/>
  </office:meta>
</office:document-meta>
</file>